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20000011AF42A4623D9B6955F.jpg" manifest:media-type="image/jpeg"/>
  <manifest:file-entry manifest:full-path="Pictures/100002010000008000000080827DB8EDD1D7806F.png" manifest:media-type="image/png"/>
  <manifest:file-entry manifest:full-path="Pictures/100002010000006000000060AC96CECFA03EA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24cm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stroke="none" svg:stroke-color="#000000" draw:fill="none" draw:fill-color="#ffffff" fo:min-height="1.025cm"/>
    </style:style>
    <style:style style:name="gr5" style:family="graphic" style:parent-style-name="standard">
      <style:graphic-properties draw:stroke="none" svg:stroke-color="#000000" draw:fill="none" draw:fill-color="#ffffff" fo:min-height="0.813cm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7cm" svg:stroke-color="#ff3333" draw:marker-start-width="0.415cm" draw:marker-end="Arrow" draw:marker-end-width="0.515cm" svg:stroke-opacity="75%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cm" svg:stroke-color="#33ff99" draw:marker-start-width="0.415cm" draw:marker-end-width="0.415cm" svg:stroke-opacity="80%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cm" svg:stroke-color="#6666ff" draw:marker-start-width="0.415cm" draw:marker-end-width="0.415cm" svg:stroke-opacity="80%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cm" svg:stroke-color="#33ff99" draw:marker-start-width="0.215cm" draw:marker-end="Arrow" draw:marker-end-width="0.315cm" svg:stroke-opacity="80%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color="#6666ff" draw:marker-end="Arrow" draw:marker-end-width="0.3cm" svg:stroke-opacity="80%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5cm" svg:stroke-color="#ff6600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00cc00" draw:marker-end="Arrow" draw:marker-end-width="0.3cm" svg:stroke-opacity="80%" draw:fill="none" draw:textarea-vertical-align="middle"/>
    </style:style>
    <style:style style:name="gr15" style:family="graphic" style:parent-style-name="objectwithoutfill">
      <style:graphic-properties svg:stroke-color="#ff6600" draw:marker-start-width="0.21cm" draw:marker-end="Arrow" draw:marker-end-width="0.31cm" svg:stroke-opacity="100%" draw:fill="none" draw:textarea-vertical-align="middle"/>
    </style:style>
    <style:style style:name="gr16" style:family="graphic" style:parent-style-name="objectwithoutfill">
      <style:graphic-properties svg:stroke-color="#3333ff" draw:marker-end="Arrow" draw:marker-end-width="0.3cm" svg:stroke-opacity="100%" draw:fill="none" draw:textarea-vertical-align="middle"/>
    </style:style>
    <style:style style:name="gr17" style:family="graphic" style:parent-style-name="objectwithoutfill">
      <style:graphic-properties svg:stroke-width="0.05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Fine_20_Dashed" svg:stroke-width="0.05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color="#ff6600" draw:marker-start-width="0.21cm" draw:marker-end="Arrow" draw:marker-end-width="0.31cm" svg:stroke-opacity="100%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5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cm" svg:stroke-color="#ff66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3333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00cc00" draw:marker-end="Arrow" draw:marker-end-width="0.3cm" svg:stroke-opacity="100%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65cm"/>
    </style:style>
    <style:style style:name="gr29" style:family="graphic" style:parent-style-name="objectwithoutfill">
      <style:graphic-properties svg:stroke-color="#3333ff" draw:marker-start-width="0.21cm" draw:marker-end="Arrow" draw:marker-end-width="0.31cm" svg:stroke-opacity="100%" draw:fill="none" draw:textarea-vertical-align="middle"/>
    </style:style>
    <style:style style:name="gr30" style:family="graphic" style:parent-style-name="objectwithoutfill">
      <style:graphic-properties draw:stroke="solid" draw:stroke-dash="Fine_20_Dashed" svg:stroke-width="0.05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ff" fo:font-size="9pt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9pt" style:font-size-asian="18pt" style:font-size-complex="18pt"/>
    </style:style>
    <style:style style:name="P5" style:family="paragraph">
      <style:text-properties fo:color="#00cc00" fo:font-size="9pt" style:font-size-asian="18pt" style:font-size-complex="18pt"/>
    </style:style>
    <style:style style:name="P6" style:family="paragraph">
      <loext:graphic-properties draw:fill="none" draw:fill-color="#ffffff"/>
      <style:text-properties fo:color="#00cc00" fo:font-size="9pt" style:font-size-asian="18pt" style:font-size-complex="18pt"/>
    </style:style>
    <style:style style:name="P7" style:family="paragraph">
      <style:text-properties fo:color="#ff6600" fo:font-size="9pt" style:font-size-asian="18pt" style:font-size-complex="18pt"/>
    </style:style>
    <style:style style:name="P8" style:family="paragraph">
      <loext:graphic-properties draw:fill="none" draw:fill-color="#ffffff"/>
      <style:text-properties fo:color="#ff6600" fo:font-size="9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ff" fo:font-size="9pt" style:font-size-asian="18pt" style:font-size-complex="18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color="#ff6600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cm" svg:height="1.5cm" svg:x="13.1cm" svg:y="2.6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286cm" svg:height="1.721cm" svg:x="2.214cm" svg:y="4.079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7.823cm" svg:y="3.1cm">
          <draw:image xlink:href="Pictures/10000000000001520000011AF42A4623D9B6955F.jpg" xlink:type="simple" xlink:show="embed" xlink:actuate="onLoad">
            <text:p/>
          </draw:image>
        </draw:frame>
        <draw:frame draw:style-name="gr2" draw:text-style-name="P2" draw:layer="layout" svg:width="1.2cm" svg:height="1.474cm" svg:x="10.7cm" svg:y="8.601cm">
          <draw:text-box>
            <text:p><text:span text:style-name="T1">s1</text:span></text:p>
          </draw:text-box>
        </draw:frame>
        <draw:frame draw:style-name="gr3" draw:text-style-name="P2" draw:layer="layout" svg:width="1cm" svg:height="0.763cm" svg:x="2.3cm" svg:y="8.275cm">
          <draw:text-box>
            <text:p><text:span text:style-name="T1">s2</text:span></text:p>
          </draw:text-box>
        </draw:frame>
        <draw:frame draw:style-name="gr3" draw:text-style-name="P2" draw:layer="layout" svg:width="1cm" svg:height="0.763cm" svg:x="2.2cm" svg:y="7.375cm">
          <draw:text-box>
            <text:p><text:span text:style-name="T1">s0</text:span></text:p>
          </draw:text-box>
        </draw:frame>
        <draw:frame draw:style-name="gr4" draw:text-style-name="P2" draw:layer="layout" svg:width="2cm" svg:height="1.275cm" svg:x="17.7cm" svg:y="19.625cm">
          <draw:text-box>
            <text:p><text:span text:style-name="T1">UDP</text:span></text:p>
          </draw:text-box>
        </draw:frame>
        <draw:frame draw:style-name="gr5" draw:text-style-name="P2" draw:layer="layout" svg:width="1.5cm" svg:height="1.063cm" svg:x="7.7cm" svg:y="7.775cm">
          <draw:text-box>
            <text:p><text:span text:style-name="T1">h2</text:span></text:p>
          </draw:text-box>
        </draw:frame>
        <draw:frame draw:style-name="gr1" draw:text-style-name="P1" draw:layer="layout" svg:width="1.5cm" svg:height="1.5cm" svg:x="13.1cm" svg:y="4.5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6.023cm" svg:y="4.7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9.423cm" svg:y="4.734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3.4cm" svg:y1="5.1cm" svg:x2="6.1cm" svg:y2="5.1cm">
          <text:p/>
        </draw:line>
        <draw:line draw:style-name="gr7" draw:text-style-name="P1" draw:layer="layout" svg:x1="6.8cm" svg:y1="4.8cm" svg:x2="7.9cm" svg:y2="3.5cm">
          <text:p/>
        </draw:line>
        <draw:line draw:style-name="gr7" draw:text-style-name="P1" draw:layer="layout" svg:x1="8.8cm" svg:y1="3.5cm" svg:x2="9.9cm" svg:y2="4.8cm">
          <text:p/>
        </draw:line>
        <draw:line draw:style-name="gr7" draw:text-style-name="P1" draw:layer="layout" svg:x1="10.4cm" svg:y1="5cm" svg:x2="13.2cm" svg:y2="3.9cm">
          <text:p/>
        </draw:line>
        <draw:line draw:style-name="gr7" draw:text-style-name="P1" draw:layer="layout" svg:x1="7cm" svg:y1="5.1cm" svg:x2="9.5cm" svg:y2="5.1cm">
          <text:p/>
        </draw:line>
        <draw:line draw:style-name="gr7" draw:text-style-name="P1" draw:layer="layout" svg:x1="10.4cm" svg:y1="5.1cm" svg:x2="13.2cm" svg:y2="5.4cm">
          <text:p/>
        </draw:line>
        <draw:line draw:style-name="gr8" draw:text-style-name="P1" draw:layer="layout" svg:x1="3.7cm" svg:y1="5.4cm" svg:x2="13.1cm" svg:y2="5.4cm">
          <text:p/>
        </draw:line>
        <draw:path draw:style-name="gr9" draw:text-style-name="P1" draw:layer="layout" svg:width="9.353cm" svg:height="1.97cm" draw:transform="rotate (0.110130275800842) translate (3.55555321635124cm 3.49370772900393cm)" svg:viewBox="0 0 9354 1971" svg:d="M0 1314c264 13 1826 202 2087 231 398 44 809-291 1060-486 268-208 442-354 662-531 233-186 552-442 762-519 257-5 493-59 685 176 205 251 852 1227 1024 1496 181 284 483 341 723 250 496-190 2041-522 2351-589">
          <text:p/>
        </draw:path>
        <draw:path draw:style-name="gr10" draw:text-style-name="P1" draw:layer="layout" svg:width="9.353cm" svg:height="1.97cm" draw:transform="rotate (0.110130275800842) translate (3.55555321635124cm 3.23570772900393cm)" svg:viewBox="0 0 9354 1971" svg:d="M0 1314c264 13 1826 202 2087 231 398 44 809-291 1060-486 268-208 442-354 662-531 233-186 552-442 762-519 257-5 493-59 685 176 205 251 852 1227 1024 1496 181 284 483 341 723 250 496-190 2041-522 2351-589">
          <text:p/>
        </draw:path>
        <draw:line draw:style-name="gr11" draw:text-style-name="P1" draw:layer="layout" svg:x1="12.7cm" svg:y1="3.9cm" svg:x2="13cm" svg:y2="3.8cm">
          <text:p/>
        </draw:line>
        <draw:line draw:style-name="gr12" draw:text-style-name="P1" draw:layer="layout" svg:x1="4cm" svg:y1="4.5cm" svg:x2="3.5cm" svg:y2="4.5cm">
          <text:p/>
        </draw:line>
        <draw:frame draw:style-name="gr1" draw:text-style-name="P1" draw:layer="layout" svg:width="0.971cm" svg:height="1.3cm" svg:x="1.6cm" svg:y="11.4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5.423cm" svg:y="10.2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9.1cm" svg:y="11.5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4cm" svg:y="11.7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6.523cm" svg:y="11.7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2.4cm" svg:y1="12.1cm" svg:x2="4.1cm" svg:y2="12.1cm">
          <text:p/>
        </draw:line>
        <draw:line draw:style-name="gr7" draw:text-style-name="P1" draw:layer="layout" svg:x1="4.9cm" svg:y1="11.9cm" svg:x2="5.6cm" svg:y2="10.7cm">
          <text:p/>
        </draw:line>
        <draw:line draw:style-name="gr7" draw:text-style-name="P1" draw:layer="layout" svg:x1="6.4cm" svg:y1="10.6cm" svg:x2="7cm" svg:y2="11.8cm">
          <text:p/>
        </draw:line>
        <draw:line draw:style-name="gr7" draw:text-style-name="P1" draw:layer="layout" svg:x1="7.5cm" svg:y1="12cm" svg:x2="9.2cm" svg:y2="10.8cm">
          <text:p/>
        </draw:line>
        <draw:line draw:style-name="gr7" draw:text-style-name="P1" draw:layer="layout" svg:x1="5cm" svg:y1="12.1cm" svg:x2="6.7cm" svg:y2="12.1cm">
          <text:p/>
        </draw:line>
        <draw:line draw:style-name="gr7" draw:text-style-name="P1" draw:layer="layout" svg:x1="7.5cm" svg:y1="12cm" svg:x2="9.2cm" svg:y2="12.2cm">
          <text:p/>
        </draw:line>
        <draw:path draw:style-name="gr13" draw:text-style-name="P1" draw:layer="layout" svg:width="6.344cm" svg:height="0.217cm" svg:x="2.6cm" svg:y="12.185cm" svg:viewBox="0 0 6345 218" svg:d="M0 15c288 7 4499-22 4758-13 342 13 1342 213 1587 216">
          <text:p/>
        </draw:path>
        <draw:line draw:style-name="gr14" draw:text-style-name="P1" draw:layer="layout" svg:x1="8.6cm" svg:y1="10.7cm" svg:x2="8.9cm" svg:y2="10.5cm">
          <text:p/>
        </draw:line>
        <draw:line draw:style-name="gr15" draw:text-style-name="P1" draw:layer="layout" svg:x1="6.1cm" svg:y1="13.1cm" svg:x2="5.8cm" svg:y2="13.1cm">
          <text:p/>
        </draw:line>
        <draw:line draw:style-name="gr16" draw:text-style-name="P1" draw:layer="layout" svg:x1="8.6cm" svg:y1="11cm" svg:x2="9.1cm" svg:y2="10.7cm">
          <text:p/>
        </draw:line>
        <draw:frame draw:style-name="gr1" draw:text-style-name="P1" draw:layer="layout" svg:width="1.1cm" svg:height="1.1cm" svg:x="9.1cm" svg:y="10cm">
          <draw:image xlink:href="Pictures/100002010000006000000060AC96CECFA03EA3F4.png" xlink:type="simple" xlink:show="embed" xlink:actuate="onLoad">
            <text:p/>
          </draw:image>
        </draw:frame>
        <draw:path draw:style-name="gr17" draw:text-style-name="P1" draw:layer="layout" svg:width="6.134cm" svg:height="0.992cm" draw:transform="rotate (0.110130275800842) translate (2.8206442187944cm 11.1723527043718cm)" svg:viewBox="0 0 6135 993" svg:d="M0 722c298 33 533 81 795 88 298 33 596 66 806-12 278-102 420-154 652-431 215-256 504-370 790-367 258 3 489 118 734 234 276 232 244 539 565 708 264 138 541-35 768-157 276-149 1025-516 1025-516">
          <text:p/>
        </draw:path>
        <draw:path draw:style-name="gr18" draw:text-style-name="P1" draw:layer="layout" svg:width="5.072cm" svg:height="2.678cm" draw:transform="rotate (-2.47993833415874) translate (8.60677921322275cm 10.7087051479641cm)" svg:viewBox="0 0 5073 2679" svg:d="M0 11c327 29 948-51 999 18 225 108 558 150 470 543-66 296 78 640 312 853 190 173 349 245 593 492 323 37 524 63 852-27 282-77 684-40 960 127 220 134 887 662 887 662">
          <text:p/>
        </draw:path>
        <draw:frame draw:style-name="gr1" draw:text-style-name="P1" draw:layer="layout" svg:width="0.971cm" svg:height="1.3cm" svg:x="1.829cm" svg:y="22.5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5.523cm" svg:y="21.3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9.2cm" svg:y="22.6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4.1cm" svg:y="22.8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6.623cm" svg:y="22.8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2.5cm" svg:y1="23.2cm" svg:x2="4.2cm" svg:y2="23.2cm">
          <text:p/>
        </draw:line>
        <draw:line draw:style-name="gr7" draw:text-style-name="P1" draw:layer="layout" svg:x1="5cm" svg:y1="23cm" svg:x2="5.7cm" svg:y2="21.8cm">
          <text:p/>
        </draw:line>
        <draw:line draw:style-name="gr7" draw:text-style-name="P1" draw:layer="layout" svg:x1="6.5cm" svg:y1="21.7cm" svg:x2="7.1cm" svg:y2="22.9cm">
          <text:p/>
        </draw:line>
        <draw:line draw:style-name="gr7" draw:text-style-name="P1" draw:layer="layout" svg:x1="7.6cm" svg:y1="23.1cm" svg:x2="9.3cm" svg:y2="21.9cm">
          <text:p/>
        </draw:line>
        <draw:line draw:style-name="gr7" draw:text-style-name="P1" draw:layer="layout" svg:x1="5.1cm" svg:y1="23.2cm" svg:x2="6.8cm" svg:y2="23.2cm">
          <text:p/>
        </draw:line>
        <draw:line draw:style-name="gr7" draw:text-style-name="P1" draw:layer="layout" svg:x1="7.6cm" svg:y1="23.1cm" svg:x2="9.3cm" svg:y2="23.3cm">
          <text:p/>
        </draw:line>
        <draw:line draw:style-name="gr19" draw:text-style-name="P1" draw:layer="layout" svg:x1="8.9cm" svg:y1="22.4cm" svg:x2="9.3cm" svg:y2="22.1cm">
          <text:p/>
        </draw:line>
        <draw:frame draw:style-name="gr1" draw:text-style-name="P1" draw:layer="layout" svg:width="1.1cm" svg:height="1.1cm" svg:x="9.2cm" svg:y="21.1cm">
          <draw:image xlink:href="Pictures/100002010000006000000060AC96CECFA03EA3F4.png" xlink:type="simple" xlink:show="embed" xlink:actuate="onLoad">
            <text:p/>
          </draw:image>
        </draw:frame>
        <draw:path draw:style-name="gr20" draw:text-style-name="P1" draw:layer="layout" svg:width="6.282cm" svg:height="0.916cm" draw:transform="rotate (0.110130275800842) translate (2.75472813798057cm 22.990587744803cm)" svg:viewBox="0 0 6283 917" svg:d="M0 412c298 33 3876 429 4572 505 607-33 1711-917 1711-917">
          <text:p/>
        </draw:path>
        <draw:line draw:style-name="gr21" draw:text-style-name="P1" draw:layer="layout" svg:x1="14.9cm" svg:y1="20.2cm" svg:x2="17.3cm" svg:y2="20.2cm">
          <text:p/>
        </draw:line>
        <draw:line draw:style-name="gr22" draw:text-style-name="P1" draw:layer="layout" svg:x1="14.9cm" svg:y1="21cm" svg:x2="17.3cm" svg:y2="21cm">
          <text:p/>
        </draw:line>
        <draw:line draw:style-name="gr23" draw:text-style-name="P1" draw:layer="layout" svg:x1="14.9cm" svg:y1="21.8cm" svg:x2="17.3cm" svg:y2="21.8cm">
          <text:p/>
        </draw:line>
        <draw:frame draw:style-name="gr4" draw:text-style-name="P2" draw:layer="layout" svg:width="2cm" svg:height="1.275cm" svg:x="17.7cm" svg:y="20.425cm">
          <draw:text-box>
            <text:p><text:span text:style-name="T1">TCP1</text:span></text:p>
          </draw:text-box>
        </draw:frame>
        <draw:frame draw:style-name="gr4" draw:text-style-name="P2" draw:layer="layout" svg:width="2cm" svg:height="1.275cm" svg:x="17.7cm" svg:y="21.325cm">
          <draw:text-box>
            <text:p><text:span text:style-name="T1">TCP2</text:span></text:p>
          </draw:text-box>
        </draw:frame>
        <draw:frame draw:style-name="gr5" draw:text-style-name="P2" draw:layer="layout" svg:width="1.5cm" svg:height="1.063cm" svg:x="12.8cm" svg:y="11.037cm">
          <draw:text-box>
            <text:p><text:span text:style-name="T1">exp1</text:span></text:p>
          </draw:text-box>
        </draw:frame>
        <draw:frame draw:style-name="gr5" draw:text-style-name="P2" draw:layer="layout" svg:width="1.5cm" svg:height="1.063cm" svg:x="12.5cm" svg:y="22.2cm">
          <draw:text-box>
            <text:p><text:span text:style-name="T1">exp1</text:span></text:p>
          </draw:text-box>
        </draw:frame>
        <draw:frame draw:style-name="gr1" draw:text-style-name="P1" draw:layer="layout" svg:width="0.971cm" svg:height="1.3cm" svg:x="1.7cm" svg:y="15.1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5.523cm" svg:y="13.9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9.2cm" svg:y="15.2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4.1cm" svg:y="15.4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6.623cm" svg:y="15.4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2.5cm" svg:y1="15.8cm" svg:x2="4.2cm" svg:y2="15.8cm">
          <text:p/>
        </draw:line>
        <draw:line draw:style-name="gr7" draw:text-style-name="P1" draw:layer="layout" svg:x1="5cm" svg:y1="15.6cm" svg:x2="5.7cm" svg:y2="14.4cm">
          <text:p/>
        </draw:line>
        <draw:line draw:style-name="gr7" draw:text-style-name="P1" draw:layer="layout" svg:x1="6.5cm" svg:y1="14.3cm" svg:x2="7.1cm" svg:y2="15.5cm">
          <text:p/>
        </draw:line>
        <draw:line draw:style-name="gr7" draw:text-style-name="P1" draw:layer="layout" svg:x1="7.6cm" svg:y1="15.7cm" svg:x2="9.3cm" svg:y2="14.5cm">
          <text:p/>
        </draw:line>
        <draw:line draw:style-name="gr7" draw:text-style-name="P1" draw:layer="layout" svg:x1="5.1cm" svg:y1="15.8cm" svg:x2="6.8cm" svg:y2="15.8cm">
          <text:p/>
        </draw:line>
        <draw:line draw:style-name="gr7" draw:text-style-name="P1" draw:layer="layout" svg:x1="7.6cm" svg:y1="15.7cm" svg:x2="9.3cm" svg:y2="15.9cm">
          <text:p/>
        </draw:line>
        <draw:line draw:style-name="gr24" draw:text-style-name="P1" draw:layer="layout" svg:x1="8.8cm" svg:y1="16.1cm" svg:x2="9.2cm" svg:y2="16.1cm">
          <text:p/>
        </draw:line>
        <draw:line draw:style-name="gr15" draw:text-style-name="P1" draw:layer="layout" svg:x1="2.9cm" svg:y1="15.5cm" svg:x2="2.7cm" svg:y2="15.5cm">
          <text:p/>
        </draw:line>
        <draw:line draw:style-name="gr16" draw:text-style-name="P1" draw:layer="layout" svg:x1="8.7cm" svg:y1="14.7cm" svg:x2="9.2cm" svg:y2="14.4cm">
          <text:p/>
        </draw:line>
        <draw:frame draw:style-name="gr1" draw:text-style-name="P1" draw:layer="layout" svg:width="1.1cm" svg:height="1.1cm" svg:x="9.2cm" svg:y="13.7cm">
          <draw:image xlink:href="Pictures/100002010000006000000060AC96CECFA03EA3F4.png" xlink:type="simple" xlink:show="embed" xlink:actuate="onLoad">
            <text:p/>
          </draw:image>
        </draw:frame>
        <draw:path draw:style-name="gr17" draw:text-style-name="P1" draw:layer="layout" svg:width="6.134cm" svg:height="0.79cm" draw:transform="rotate (0.110130275800842) translate (2.95016097165487cm 15.1392849624156cm)" svg:viewBox="0 0 6135 791" svg:d="M0 453c298 33 3080 351 3787 329 497 55 1096-144 1323-266 276-148 1025-516 1025-516">
          <text:p/>
        </draw:path>
        <draw:path draw:style-name="gr20" draw:text-style-name="P1" draw:layer="layout" svg:width="6.134cm" svg:height="0.79cm" draw:transform="rotate (0.110130275800842) translate (2.95016097165487cm 15.0492849624156cm)" svg:viewBox="0 0 6135 791" svg:d="M0 453c298 33 3080 351 3787 329 497 55 1096-144 1323-266 276-148 1025-516 1025-516">
          <text:p/>
        </draw:path>
        <draw:path draw:style-name="gr25" draw:text-style-name="P1" draw:layer="layout" svg:width="6.137cm" svg:height="1.499cm" svg:x="2.862cm" svg:y="14.6cm" svg:viewBox="0 0 6138 1500" svg:d="M0 1371c250-3 1276 81 1540 97 286 18 617-37 769-337 131-258 229-1131 1029-1131 700 0 689 1221 1016 1323 247 77 384 77 770 120 414 57 1014 57 1014 57">
          <text:p/>
        </draw:path>
        <draw:frame draw:style-name="gr1" draw:text-style-name="P1" draw:layer="layout" svg:width="0.971cm" svg:height="1.3cm" svg:x="11.2cm" svg:y="15.9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15.023cm" svg:y="14.7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18.7cm" svg:y="16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13.6cm" svg:y="16.2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16.123cm" svg:y="16.2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12cm" svg:y1="16.6cm" svg:x2="13.7cm" svg:y2="16.6cm">
          <text:p/>
        </draw:line>
        <draw:line draw:style-name="gr7" draw:text-style-name="P1" draw:layer="layout" svg:x1="14.5cm" svg:y1="16.4cm" svg:x2="15.2cm" svg:y2="15.2cm">
          <text:p/>
        </draw:line>
        <draw:line draw:style-name="gr7" draw:text-style-name="P1" draw:layer="layout" svg:x1="16cm" svg:y1="15.1cm" svg:x2="16.6cm" svg:y2="16.3cm">
          <text:p/>
        </draw:line>
        <draw:line draw:style-name="gr7" draw:text-style-name="P1" draw:layer="layout" svg:x1="17.1cm" svg:y1="16.5cm" svg:x2="18.8cm" svg:y2="15.3cm">
          <text:p/>
        </draw:line>
        <draw:line draw:style-name="gr7" draw:text-style-name="P1" draw:layer="layout" svg:x1="14.6cm" svg:y1="16.6cm" svg:x2="16.3cm" svg:y2="16.6cm">
          <text:p/>
        </draw:line>
        <draw:line draw:style-name="gr7" draw:text-style-name="P1" draw:layer="layout" svg:x1="17.1cm" svg:y1="16.5cm" svg:x2="18.8cm" svg:y2="16.7cm">
          <text:p/>
        </draw:line>
        <draw:path draw:style-name="gr26" draw:text-style-name="P1" draw:layer="layout" svg:width="6.344cm" svg:height="0.217cm" svg:x="12.2cm" svg:y="16.785cm" svg:viewBox="0 0 6345 218" svg:d="M0 15c288 7 4499-22 4758-13 342 13 1342 213 1587 216">
          <text:p/>
        </draw:path>
        <draw:line draw:style-name="gr24" draw:text-style-name="P1" draw:layer="layout" svg:x1="18.2cm" svg:y1="17cm" svg:x2="18.6cm" svg:y2="17cm">
          <text:p/>
        </draw:line>
        <draw:line draw:style-name="gr15" draw:text-style-name="P1" draw:layer="layout" svg:x1="12.5cm" svg:y1="16.4cm" svg:x2="12.2cm" svg:y2="16.4cm">
          <text:p/>
        </draw:line>
        <draw:frame draw:style-name="gr1" draw:text-style-name="P1" draw:layer="layout" svg:width="1.1cm" svg:height="1.1cm" svg:x="18.7cm" svg:y="14.5cm">
          <draw:image xlink:href="Pictures/100002010000006000000060AC96CECFA03EA3F4.png" xlink:type="simple" xlink:show="embed" xlink:actuate="onLoad">
            <text:p/>
          </draw:image>
        </draw:frame>
        <draw:path draw:style-name="gr20" draw:text-style-name="P1" draw:layer="layout" svg:width="6.134cm" svg:height="0.992cm" draw:transform="rotate (0.110130275800842) translate (12.4206442187944cm 15.6723527043718cm)" svg:viewBox="0 0 6135 993" svg:d="M0 722c298 33 533 81 795 88 298 33 596 66 806-12 278-102 420-154 652-431 215-256 504-370 790-367 258 3 489 118 734 234 276 232 244 539 565 708 264 138 541-35 768-157 276-149 1025-516 1025-516">
          <text:p/>
        </draw:path>
        <draw:frame draw:style-name="gr5" draw:text-style-name="P2" draw:layer="layout" svg:width="1.5cm" svg:height="1.063cm" svg:x="12.8cm" svg:y="14.337cm">
          <draw:text-box>
            <text:p><text:span text:style-name="T1">exp2</text:span></text:p>
          </draw:text-box>
        </draw:frame>
        <draw:line draw:style-name="gr17" draw:text-style-name="P1" draw:layer="layout" svg:x1="12.2cm" svg:y1="16.7cm" svg:x2="17.2cm" svg:y2="16.7cm">
          <text:p/>
        </draw:line>
        <draw:line draw:style-name="gr27" draw:text-style-name="P1" draw:layer="layout" svg:x1="18.4cm" svg:y1="15.8cm" svg:x2="18.8cm" svg:y2="15.5cm">
          <text:p/>
        </draw:line>
        <draw:line draw:style-name="gr17" draw:text-style-name="P1" draw:layer="layout" svg:x1="17.2cm" svg:y1="16.7cm" svg:x2="18.5cm" svg:y2="15.7cm">
          <text:p/>
        </draw:line>
        <draw:frame draw:style-name="gr28" draw:text-style-name="P2" draw:layer="layout" svg:width="1.5cm" svg:height="0.9cm" svg:x="12.7cm" svg:y="18.8cm">
          <draw:text-box>
            <text:p><text:span text:style-name="T1">exp3</text:span></text:p>
          </draw:text-box>
        </draw:frame>
        <draw:line draw:style-name="gr29" draw:text-style-name="P1" draw:layer="layout" svg:x1="8.8cm" svg:y1="21.9cm" svg:x2="9.1cm" svg:y2="21.7cm">
          <text:p/>
        </draw:line>
        <draw:line draw:style-name="gr24" draw:text-style-name="P1" draw:layer="layout" svg:x1="8.8cm" svg:y1="23.1cm" svg:x2="9.2cm" svg:y2="23.1cm">
          <text:p/>
        </draw:line>
        <draw:path draw:style-name="gr25" draw:text-style-name="P1" draw:layer="layout" svg:width="6.261cm" svg:height="1.318cm" draw:transform="rotate (0.110130275800842) translate (2.73099677748106cm 22.4759751932622cm)" svg:viewBox="0 0 6262 1319" svg:d="M0 628c298 33 1591 166 1801 87 794 98 794-806 1688-707 796 87 520 760 1053 850 251 99 1720 461 1720 461">
          <text:p/>
        </draw:path>
        <draw:path draw:style-name="gr17" draw:text-style-name="P1" draw:layer="layout" svg:width="6.282cm" svg:height="0.953cm" draw:transform="rotate (0.110130275800842) translate (2.73099677748106cm 22.2759751932622cm)" svg:viewBox="0 0 6283 954" svg:d="M0 628c298 33 1591 166 1801 87 794 98 794-806 1688-707 796 87 671 846 1205 938 250 97 1589-730 1589-730">
          <text:p/>
        </draw:path>
        <draw:frame draw:style-name="gr1" draw:text-style-name="P1" draw:layer="layout" svg:width="0.971cm" svg:height="1.3cm" svg:x="1.8cm" svg:y="26.5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5.623cm" svg:y="25.3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9.3cm" svg:y="26.6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4.2cm" svg:y="26.8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6.723cm" svg:y="26.8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2.6cm" svg:y1="27.2cm" svg:x2="4.3cm" svg:y2="27.2cm">
          <text:p/>
        </draw:line>
        <draw:line draw:style-name="gr7" draw:text-style-name="P1" draw:layer="layout" svg:x1="5.1cm" svg:y1="27cm" svg:x2="5.8cm" svg:y2="25.8cm">
          <text:p/>
        </draw:line>
        <draw:line draw:style-name="gr7" draw:text-style-name="P1" draw:layer="layout" svg:x1="6.6cm" svg:y1="25.7cm" svg:x2="7.2cm" svg:y2="26.9cm">
          <text:p/>
        </draw:line>
        <draw:line draw:style-name="gr7" draw:text-style-name="P1" draw:layer="layout" svg:x1="7.7cm" svg:y1="27.1cm" svg:x2="9.4cm" svg:y2="25.9cm">
          <text:p/>
        </draw:line>
        <draw:line draw:style-name="gr7" draw:text-style-name="P1" draw:layer="layout" svg:x1="5.2cm" svg:y1="27.2cm" svg:x2="6.9cm" svg:y2="27.2cm">
          <text:p/>
        </draw:line>
        <draw:line draw:style-name="gr7" draw:text-style-name="P1" draw:layer="layout" svg:x1="7.7cm" svg:y1="27.1cm" svg:x2="9.4cm" svg:y2="27.3cm">
          <text:p/>
        </draw:line>
        <draw:line draw:style-name="gr19" draw:text-style-name="P1" draw:layer="layout" svg:x1="8.9cm" svg:y1="26.1cm" svg:x2="9.3cm" svg:y2="25.8cm">
          <text:p/>
        </draw:line>
        <draw:frame draw:style-name="gr1" draw:text-style-name="P1" draw:layer="layout" svg:width="1.1cm" svg:height="1.1cm" svg:x="9.3cm" svg:y="25.1cm">
          <draw:image xlink:href="Pictures/100002010000006000000060AC96CECFA03EA3F4.png" xlink:type="simple" xlink:show="embed" xlink:actuate="onLoad">
            <text:p/>
          </draw:image>
        </draw:frame>
        <draw:path draw:style-name="gr20" draw:text-style-name="P1" draw:layer="layout" svg:width="6.404cm" svg:height="1.06cm" draw:transform="rotate (0.110130275800842) translate (3.03408772144277cm 26.4039278835559cm)" svg:viewBox="0 0 6405 1061" svg:d="M0 600c298 33 3479 384 4175 461 607-33 742-220 1159-475 544-243 1071-586 1071-586">
          <text:p/>
        </draw:path>
        <draw:frame draw:style-name="gr5" draw:text-style-name="P2" draw:layer="layout" svg:width="1.5cm" svg:height="1.063cm" svg:x="12.6cm" svg:y="26.2cm">
          <draw:text-box>
            <text:p><text:span text:style-name="T1">exp2</text:span></text:p>
          </draw:text-box>
        </draw:frame>
        <draw:line draw:style-name="gr29" draw:text-style-name="P1" draw:layer="layout" svg:x1="8.9cm" svg:y1="25.9cm" svg:x2="9.2cm" svg:y2="25.7cm">
          <text:p/>
        </draw:line>
        <draw:line draw:style-name="gr24" draw:text-style-name="P1" draw:layer="layout" svg:x1="9.1cm" svg:y1="27.6cm" svg:x2="9.5cm" svg:y2="27.703cm">
          <text:p/>
        </draw:line>
        <draw:path draw:style-name="gr25" draw:text-style-name="P1" draw:layer="layout" svg:width="6.438cm" svg:height="0.912cm" draw:transform="rotate (0.110130275800842) translate (2.8cm 27.393cm)" svg:viewBox="0 0 6439 913" svg:d="M0 0c298 33 4635 481 5168 571 398 44 1271 342 1271 342">
          <text:p/>
        </draw:path>
        <draw:path draw:style-name="gr17" draw:text-style-name="P1" draw:layer="layout" svg:width="6.093cm" svg:height="0.952cm" draw:transform="rotate (0.110130275800842) translate (3.02967325253043cm 26.2540060073114cm)" svg:viewBox="0 0 6094 953" svg:d="M0 640c298 33 1392 154 1601 75 794 98 794-806 1688-707 796 87 671 846 1205 938 250 97 1600-829 1600-829">
          <text:p/>
        </draw:path>
        <draw:frame draw:style-name="gr1" draw:text-style-name="P1" draw:layer="layout" svg:width="0.971cm" svg:height="1.3cm" svg:x="1.7cm" svg:y="19.1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177cm" svg:height="0.666cm" svg:x="5.523cm" svg:y="17.9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cm" svg:height="1.1cm" svg:x="9.2cm" svg:y="19.2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4.1cm" svg:y="19.4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6.623cm" svg:y="19.4cm">
          <draw:image xlink:href="Pictures/10000000000001520000011AF42A4623D9B6955F.jpg" xlink:type="simple" xlink:show="embed" xlink:actuate="onLoad">
            <text:p/>
          </draw:image>
        </draw:frame>
        <draw:line draw:style-name="gr6" draw:text-style-name="P1" draw:layer="layout" svg:x1="2.5cm" svg:y1="19.8cm" svg:x2="4.2cm" svg:y2="19.8cm">
          <text:p/>
        </draw:line>
        <draw:line draw:style-name="gr7" draw:text-style-name="P1" draw:layer="layout" svg:x1="5cm" svg:y1="19.6cm" svg:x2="5.7cm" svg:y2="18.4cm">
          <text:p/>
        </draw:line>
        <draw:line draw:style-name="gr7" draw:text-style-name="P1" draw:layer="layout" svg:x1="6.5cm" svg:y1="18.3cm" svg:x2="7.1cm" svg:y2="19.5cm">
          <text:p/>
        </draw:line>
        <draw:line draw:style-name="gr7" draw:text-style-name="P1" draw:layer="layout" svg:x1="7.6cm" svg:y1="19.7cm" svg:x2="9.3cm" svg:y2="18.5cm">
          <text:p/>
        </draw:line>
        <draw:line draw:style-name="gr7" draw:text-style-name="P1" draw:layer="layout" svg:x1="5.1cm" svg:y1="19.8cm" svg:x2="6.8cm" svg:y2="19.8cm">
          <text:p/>
        </draw:line>
        <draw:line draw:style-name="gr7" draw:text-style-name="P1" draw:layer="layout" svg:x1="7.6cm" svg:y1="19.7cm" svg:x2="9.3cm" svg:y2="19.9cm">
          <text:p/>
        </draw:line>
        <draw:path draw:style-name="gr26" draw:text-style-name="P1" draw:layer="layout" svg:width="6.344cm" svg:height="0.217cm" svg:x="2.7cm" svg:y="19.985cm" svg:viewBox="0 0 6345 218" svg:d="M0 15c288 7 4499-22 4758-13 342 13 1342 213 1587 216">
          <text:p/>
        </draw:path>
        <draw:line draw:style-name="gr24" draw:text-style-name="P1" draw:layer="layout" svg:x1="8.7cm" svg:y1="20.2cm" svg:x2="9.1cm" svg:y2="20.2cm">
          <text:p/>
        </draw:line>
        <draw:frame draw:style-name="gr1" draw:text-style-name="P1" draw:layer="layout" svg:width="1.1cm" svg:height="1.1cm" svg:x="9.2cm" svg:y="17.7cm">
          <draw:image xlink:href="Pictures/100002010000006000000060AC96CECFA03EA3F4.png" xlink:type="simple" xlink:show="embed" xlink:actuate="onLoad">
            <text:p/>
          </draw:image>
        </draw:frame>
        <draw:path draw:style-name="gr30" draw:text-style-name="P1" draw:layer="layout" svg:width="6.433cm" svg:height="0.992cm" draw:transform="rotate (0.110130275800842) translate (2.62317571593863cm 18.9052460846882cm)" svg:viewBox="0 0 6434 993" svg:d="M0 699c298 33 833 104 1094 111 299 33 597 66 807-12 277-102 419-154 651-431 215-256 505-370 790-367 258 3 489 119 734 234 276 232 244 539 565 708 264 138 542-35 768-157 276-149 1025-516 1025-516">
          <text:p/>
        </draw:path>
        <draw:line draw:style-name="gr27" draw:text-style-name="P1" draw:layer="layout" svg:x1="8.7cm" svg:y1="18.7cm" svg:x2="9.2cm" svg:y2="18.4cm">
          <text:p/>
        </draw:line>
        <draw:frame draw:style-name="gr31" draw:text-style-name="P4" draw:layer="layout" svg:width="2.2cm" svg:height="0.607cm" svg:x="3cm" svg:y="19cm">
          <draw:text-box>
            <text:p text:style-name="P3"><text:span text:style-name="T2">TCP1</text:span></text:p>
          </draw:text-box>
        </draw:frame>
        <draw:frame draw:style-name="gr31" draw:text-style-name="P6" draw:layer="layout" svg:width="2.2cm" svg:height="0.607cm" svg:x="5.4cm" svg:y="19.9cm">
          <draw:text-box>
            <text:p text:style-name="P5"><text:span text:style-name="T3">TCP2</text:span></text:p>
          </draw:text-box>
        </draw:frame>
        <draw:frame draw:style-name="gr31" draw:text-style-name="P4" draw:layer="layout" svg:width="2.2cm" svg:height="0.607cm" svg:x="3.1cm" svg:y="22.193cm">
          <draw:text-box>
            <text:p text:style-name="P3"><text:span text:style-name="T2">TCP1</text:span></text:p>
          </draw:text-box>
        </draw:frame>
        <draw:frame draw:style-name="gr31" draw:text-style-name="P6" draw:layer="layout" svg:width="2.2cm" svg:height="0.607cm" svg:x="5.5cm" svg:y="22.1cm">
          <draw:text-box>
            <text:p text:style-name="P5"><text:span text:style-name="T3">TCP2</text:span></text:p>
          </draw:text-box>
        </draw:frame>
        <draw:frame draw:style-name="gr31" draw:text-style-name="P8" draw:layer="layout" svg:width="2.2cm" svg:height="0.607cm" svg:x="5.4cm" svg:y="23.4cm">
          <draw:text-box>
            <text:p text:style-name="P7"><text:span text:style-name="T4">UDP</text:span></text:p>
          </draw:text-box>
        </draw:frame>
        <draw:frame draw:style-name="gr31" draw:text-style-name="P8" draw:layer="layout" svg:width="2.2cm" svg:height="0.607cm" svg:x="5.5cm" svg:y="26.493cm">
          <draw:text-box>
            <text:p text:style-name="P7"><text:span text:style-name="T4">UDP</text:span></text:p>
          </draw:text-box>
        </draw:frame>
        <draw:frame draw:style-name="gr31" draw:text-style-name="P4" draw:layer="layout" svg:width="2.2cm" svg:height="0.607cm" svg:x="2.8cm" svg:y="26.393cm">
          <draw:text-box>
            <text:p text:style-name="P3"><text:span text:style-name="T2">TCP1</text:span></text:p>
          </draw:text-box>
        </draw:frame>
        <draw:frame draw:style-name="gr31" draw:text-style-name="P6" draw:layer="layout" svg:width="2.2cm" svg:height="0.607cm" svg:x="5.4cm" svg:y="27.293cm">
          <draw:text-box>
            <text:p text:style-name="P5"><text:span text:style-name="T3">TCP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1:09:40.634537014</meta:creation-date>
    <dc:date>2016-11-12T20:16:14.045823798</dc:date>
    <meta:editing-duration>PT7H4M37S</meta:editing-duration>
    <meta:editing-cycles>6</meta:editing-cycles>
    <meta:generator>LibreOffice/5.2.2.2.0$Linux_X86_64 LibreOffice_project/20m0$Build-2</meta:generator>
    <meta:document-statistic meta:object-count="147"/>
  </office:meta>
</office:document-meta>
</file>